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Serif1" svg:font-family="'Liberation Serif'" style:font-family-generic="roman"/>
    <style:font-face style:name="Lucida Handwriting1" svg:font-family="'Lucida Handwriting'" style:font-family-generic="scrip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Handwriting" fo:font-size="16pt" fo:font-style="italic" style:text-underline-style="solid" style:text-underline-width="auto" style:text-underline-color="font-color" fo:font-weight="bold" officeooo:rsid="000b0b59" officeooo:paragraph-rsid="000b0b59" fo:background-color="#e0c2c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Handwriting" fo:font-size="16pt" fo:font-style="italic" style:text-underline-style="solid" style:text-underline-width="auto" style:text-underline-color="font-color" fo:font-weight="bold" officeooo:rsid="000b0b59" officeooo:paragraph-rsid="000b0b59" fo:background-color="#e0c2c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0b0b59" officeooo:paragraph-rsid="000b0b59" fo:background-color="#ffdbb6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18d9b7" officeooo:paragraph-rsid="0018d9b7" fo:background-color="#ffdbb6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0b0b59" officeooo:paragraph-rsid="000b0b5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0d6a60" officeooo:paragraph-rsid="000d6a6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0b0b59" officeooo:paragraph-rsid="000b0b5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0bad12" officeooo:paragraph-rsid="000b0b5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0d6a60" officeooo:paragraph-rsid="000d6a6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97039" officeooo:paragraph-rsid="00197039" fo:background-color="#ffb66c"/>
    </style:style>
    <style:style style:name="P11" style:family="paragraph" style:parent-style-name="Standard">
      <style:paragraph-properties fo:text-align="start" style:justify-single-word="false"/>
      <style:text-properties style:font-name="Liberation Serif1" officeooo:rsid="0007db49" officeooo:paragraph-rsid="00175b53"/>
    </style:style>
    <style:style style:name="P12" style:family="paragraph" style:parent-style-name="Standard">
      <style:paragraph-properties fo:text-align="start" style:justify-single-word="false"/>
      <style:text-properties style:font-name="Liberation Serif1" officeooo:rsid="000b56c1" officeooo:paragraph-rsid="00175b53"/>
    </style:style>
    <style:style style:name="P13" style:family="paragraph" style:parent-style-name="Standard">
      <style:paragraph-properties fo:text-align="start" style:justify-single-word="false"/>
      <style:text-properties style:font-name="Liberation Serif1" officeooo:rsid="000c22e9" officeooo:paragraph-rsid="00175b53"/>
    </style:style>
    <style:style style:name="P14" style:family="paragraph" style:parent-style-name="Standard">
      <style:paragraph-properties fo:text-align="start" style:justify-single-word="false"/>
      <style:text-properties style:font-name="Liberation Serif1" officeooo:rsid="00072340" officeooo:paragraph-rsid="00175b53"/>
    </style:style>
    <style:style style:name="P15" style:family="paragraph" style:parent-style-name="Standard">
      <style:paragraph-properties fo:text-align="start" style:justify-single-word="false"/>
      <style:text-properties style:font-name="Liberation Serif1" officeooo:rsid="00082018" officeooo:paragraph-rsid="00175b53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tyle="italic" style:text-underline-style="none" fo:font-weight="normal" officeooo:rsid="001591d4" officeooo:paragraph-rsid="00175b53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tyle="italic" style:text-underline-style="none" fo:font-weight="normal" officeooo:rsid="001aa0c0" officeooo:paragraph-rsid="00197039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tyle="italic" style:text-underline-style="none" fo:font-weight="normal" officeooo:rsid="00197039" officeooo:paragraph-rsid="00197039" fo:background-color="#ffb66c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fo:font-style="italic" style:text-underline-style="none" fo:font-weight="normal" officeooo:rsid="000d6a60" officeooo:paragraph-rsid="000d6a6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fo:font-style="italic" style:text-underline-style="none" fo:font-weight="normal" officeooo:rsid="0010961d" officeooo:paragraph-rsid="0010961d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style="italic" style:text-underline-style="none" fo:font-weight="normal" officeooo:rsid="000d9195" officeooo:paragraph-rsid="000d9195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officeooo:rsid="00119b48" officeooo:paragraph-rsid="00119b48" fo:background-color="transparent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officeooo:rsid="0010961d" officeooo:paragraph-rsid="0010961d" fo:background-color="transparent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officeooo:paragraph-rsid="00119b48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officeooo:paragraph-rsid="000efb0f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officeooo:paragraph-rsid="000d9195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officeooo:rsid="00107005" officeooo:paragraph-rsid="00107005"/>
    </style:style>
    <style:style style:name="P28" style:family="paragraph" style:parent-style-name="Standard" style:list-style-name="L1">
      <style:paragraph-properties fo:text-align="end" style:justify-single-word="false"/>
      <style:text-properties style:font-name="Arial" officeooo:paragraph-rsid="000d9195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ade2a" officeooo:paragraph-rsid="00197039" fo:background-color="transparent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ade2a" officeooo:paragraph-rsid="001ade2a" fo:background-color="transparent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ade2a" officeooo:paragraph-rsid="001b9380" fo:background-color="transparent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ade2a" officeooo:paragraph-rsid="001c94dc" fo:background-color="transparent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ade2a" officeooo:paragraph-rsid="001f4edb" fo:background-color="transparent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d6de5" officeooo:paragraph-rsid="001d6de5" fo:background-color="transparent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da5a3" officeooo:paragraph-rsid="001da5a3" fo:background-color="transparent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f4edb" officeooo:paragraph-rsid="001f4edb" fo:background-color="transparent"/>
    </style:style>
    <style:style style:name="P37" style:family="paragraph" style:parent-style-name="Standard" style:list-style-name="L8">
      <style:paragraph-properties fo:text-align="start" style:justify-single-word="false"/>
      <style:text-properties style:font-name="Arial" style:text-underline-style="none" officeooo:rsid="001ffd58" officeooo:paragraph-rsid="001ffd58" fo:background-color="transparent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20c1a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132159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175b53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175b53"/>
    </style:style>
    <style:style style:name="P42" style:family="paragraph" style:parent-style-name="Standard" style:list-style-name="L4">
      <style:paragraph-properties fo:text-align="start" style:justify-single-word="false"/>
      <style:text-properties officeooo:paragraph-rsid="00175b53"/>
    </style:style>
    <style:style style:name="P43" style:family="paragraph" style:parent-style-name="Standard" style:list-style-name="L6">
      <style:paragraph-properties fo:text-align="start" style:justify-single-word="false"/>
      <style:text-properties officeooo:paragraph-rsid="00175b53"/>
    </style:style>
    <style:style style:name="P44" style:family="paragraph" style:parent-style-name="Standard" style:list-style-name="L7">
      <style:paragraph-properties fo:text-align="start" style:justify-single-word="false"/>
      <style:text-properties officeooo:paragraph-rsid="00175b53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07db49" officeooo:paragraph-rsid="00175b53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082018" officeooo:paragraph-rsid="00175b53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0573e5" officeooo:paragraph-rsid="00175b53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099913" officeooo:paragraph-rsid="00175b53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Liberation Serif1" officeooo:rsid="000b56c1" officeooo:paragraph-rsid="00175b53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Liberation Serif1" fo:font-style="italic" style:text-underline-style="none" fo:font-weight="normal" officeooo:rsid="001591d4" officeooo:paragraph-rsid="00175b53" style:font-style-asian="italic" style:font-weight-asian="normal" style:font-style-complex="italic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ade2a" officeooo:paragraph-rsid="001ade2a" fo:background-color="transparent" style:font-style-asian="italic" style:font-weight-asian="normal" style:font-style-complex="italic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b45c9" officeooo:paragraph-rsid="001b45c9" fo:background-color="transparent" style:font-style-asian="italic" style:font-weight-asian="normal" style:font-style-complex="italic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b9380" officeooo:paragraph-rsid="001b9380" fo:background-color="transparent" style:font-style-asian="italic" style:font-weight-asian="normal" style:font-style-complex="italic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c94dc" officeooo:paragraph-rsid="001c94dc" fo:background-color="transparent" style:font-style-asian="italic" style:font-weight-asian="normal" style:font-style-complex="italic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d6de5" officeooo:paragraph-rsid="001d6de5" fo:background-color="transparent" style:font-style-asian="italic" style:font-weight-asian="normal" style:font-style-complex="italic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da5a3" officeooo:paragraph-rsid="001da5a3" fo:background-color="transparent" style:font-style-asian="italic" style:font-weight-asian="normal" style:font-style-complex="italic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f4edb" officeooo:paragraph-rsid="001f4edb" fo:background-color="transparent" style:font-style-asian="italic" style:font-weight-asian="normal" style:font-style-complex="italic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1ffd58" officeooo:paragraph-rsid="001ffd58" fo:background-color="transparent" style:font-style-asian="italic" style:font-weight-asian="normal" style:font-style-complex="italic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style:font-name="Liberation Serif1" fo:font-style="italic" style:text-underline-style="none" fo:font-weight="normal" officeooo:rsid="0021eabc" officeooo:paragraph-rsid="0021eabc" fo:background-color="transparent" style:font-style-asian="italic" style:font-weight-asian="normal" style:font-style-complex="italic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officeooo:rsid="000c22e9" officeooo:paragraph-rsid="00175b53"/>
    </style:style>
    <style:style style:name="P61" style:family="paragraph" style:parent-style-name="Standard" style:list-style-name="L7">
      <style:paragraph-properties fo:text-align="start" style:justify-single-word="false"/>
      <style:text-properties officeooo:rsid="000c797e" officeooo:paragraph-rsid="00175b53"/>
    </style:style>
    <style:style style:name="P62" style:family="paragraph" style:parent-style-name="Standard" style:list-style-name="L7">
      <style:paragraph-properties fo:text-align="start" style:justify-single-word="false"/>
      <style:text-properties style:text-underline-style="none" officeooo:rsid="000c22e9" officeooo:paragraph-rsid="00175b53"/>
    </style:style>
    <style:style style:name="P63" style:family="paragraph" style:parent-style-name="Standard" style:list-style-name="L7">
      <style:paragraph-properties fo:text-align="start" style:justify-single-word="false"/>
      <style:text-properties style:text-underline-style="none" officeooo:rsid="000c797e" officeooo:paragraph-rsid="00175b53"/>
    </style:style>
    <style:style style:name="T1" style:family="text">
      <style:text-properties style:font-name="Lucida Handwriting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ad12"/>
    </style:style>
    <style:style style:name="T4" style:family="text">
      <style:text-properties fo:font-style="italic" style:text-underline-style="none" fo:font-weight="normal" officeooo:rsid="001591d4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919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efb0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0700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0961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19b4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3e3f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591d4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00d9195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591d4" style:font-style-asian="italic" style:font-weight-asian="normal" style:font-style-complex="italic" style:font-weight-complex="normal"/>
    </style:style>
    <style:style style:name="T15" style:family="text">
      <style:text-properties style:font-name="Arial" fo:font-size="12pt" fo:font-style="italic" style:text-underline-style="none" fo:font-weight="normal" officeooo:rsid="00120c1a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Arial" fo:font-style="italic" fo:font-weight="normal" officeooo:rsid="00132159" style:font-style-asian="italic" style:font-weight-asian="normal" style:font-style-complex="italic" style:font-weight-complex="normal"/>
    </style:style>
    <style:style style:name="T18" style:family="text">
      <style:text-properties style:font-name="Arial" fo:font-style="italic" fo:font-weight="normal" officeooo:rsid="0013e3f8" style:font-style-asian="italic" style:font-weight-asian="normal" style:font-style-complex="italic" style:font-weight-complex="normal"/>
    </style:style>
    <style:style style:name="T19" style:family="text">
      <style:text-properties officeooo:rsid="000d9195"/>
    </style:style>
    <style:style style:name="T20" style:family="text">
      <style:text-properties fo:font-size="12pt" fo:font-style="italic" style:text-underline-style="none" fo:font-weight="normal" officeooo:rsid="000d9195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style:text-underline-style="none" fo:font-weight="normal" officeooo:rsid="000d6a60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style:text-underline-style="none" fo:font-weight="normal" officeooo:rsid="000efb0f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style:text-underline-style="none" fo:font-weight="normal" officeooo:rsid="00119b48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5" style:family="text">
      <style:text-properties officeooo:rsid="0013e3f8"/>
    </style:style>
    <style:style style:name="T26" style:family="text">
      <style:text-properties officeooo:rsid="001591d4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font-name="Liberation Serif1" fo:font-style="italic" fo:font-weight="normal" officeooo:rsid="001591d4" style:font-style-asian="italic" style:font-weight-asian="normal" style:font-style-complex="italic" style:font-weight-complex="normal"/>
    </style:style>
    <style:style style:name="T30" style:family="text">
      <style:text-properties style:font-name="Liberation Serif1" fo:font-style="italic" fo:font-weight="normal" officeooo:rsid="001aa0c0" style:font-style-asian="italic" style:font-weight-asian="normal" style:font-style-complex="italic" style:font-weight-complex="normal"/>
    </style:style>
    <style:style style:name="T31" style:family="text">
      <style:text-properties style:font-name="Liberation Serif1" fo:font-style="italic" fo:font-weight="normal" officeooo:rsid="001b9380" style:font-style-asian="italic" style:font-weight-asian="normal" style:font-style-complex="italic" style:font-weight-complex="normal"/>
    </style:style>
    <style:style style:name="T32" style:family="text">
      <style:text-properties style:font-name="Liberation Serif1" fo:font-style="italic" fo:font-weight="normal" officeooo:rsid="001c94dc" style:font-style-asian="italic" style:font-weight-asian="normal" style:font-style-complex="italic" style:font-weight-complex="normal"/>
    </style:style>
    <style:style style:name="T33" style:family="text">
      <style:text-properties style:font-name="Liberation Serif1" fo:font-style="italic" fo:font-weight="normal" officeooo:rsid="001da5a3" style:font-style-asian="italic" style:font-weight-asian="normal" style:font-style-complex="italic" style:font-weight-complex="normal"/>
    </style:style>
    <style:style style:name="T34" style:family="text">
      <style:text-properties style:font-name="Liberation Serif1" fo:font-style="italic" fo:font-weight="normal" officeooo:rsid="001f4edb" style:font-style-asian="italic" style:font-weight-asian="normal" style:font-style-complex="italic" style:font-weight-complex="normal"/>
    </style:style>
    <style:style style:name="T35" style:family="text">
      <style:text-properties style:font-name="Liberation Serif1" officeooo:rsid="000573e5"/>
    </style:style>
    <style:style style:name="T36" style:family="text">
      <style:text-properties style:font-name="Liberation Serif1" officeooo:rsid="0007db49"/>
    </style:style>
    <style:style style:name="T37" style:family="text">
      <style:text-properties style:font-name="Liberation Serif1" officeooo:rsid="000c797e"/>
    </style:style>
    <style:style style:name="T38" style:family="text">
      <style:text-properties style:font-name="Liberation Serif1" officeooo:rsid="00082018"/>
    </style:style>
    <style:style style:name="T39" style:family="text">
      <style:text-properties style:font-name="Liberation Serif1" officeooo:rsid="000b56c1"/>
    </style:style>
    <style:style style:name="T40" style:family="text">
      <style:text-properties style:font-name="Liberation Serif1" fo:font-size="12pt" fo:font-weight="normal" officeooo:rsid="00082018" style:font-size-asian="12pt" style:font-weight-asian="normal" style:font-size-complex="12pt" style:font-weight-complex="normal"/>
    </style:style>
    <style:style style:name="T41" style:family="text">
      <style:text-properties style:font-name="Liberation Serif1" fo:font-size="12pt" fo:font-weight="normal" officeooo:rsid="000872bc" style:font-size-asian="12pt" style:font-weight-asian="normal" style:font-size-complex="12pt" style:font-weight-complex="normal"/>
    </style:style>
    <style:style style:name="T42" style:family="text">
      <style:text-properties style:font-name="Liberation Serif1" officeooo:rsid="000872bc"/>
    </style:style>
    <style:style style:name="T43" style:family="text">
      <style:text-properties style:font-name="Liberation Serif1" officeooo:rsid="00099913"/>
    </style:style>
    <style:style style:name="T44" style:family="text">
      <style:text-properties style:font-name="Liberation Serif1" fo:font-weight="normal" style:font-weight-asian="normal" style:font-weight-complex="normal"/>
    </style:style>
    <style:style style:name="T45" style:family="text">
      <style:text-properties style:font-name="Liberation Serif1" fo:font-weight="normal" officeooo:rsid="000b56c1" style:font-weight-asian="normal" style:font-weight-complex="normal"/>
    </style:style>
    <style:style style:name="T46" style:family="text">
      <style:text-properties style:font-name="Liberation Serif1" fo:font-weight="normal" officeooo:rsid="000c22e9" style:font-weight-asian="normal" style:font-weight-complex="normal"/>
    </style:style>
    <style:style style:name="T47" style:family="text">
      <style:text-properties style:font-name="Liberation Serif1" fo:font-weight="normal" officeooo:rsid="0007db49" style:font-weight-asian="normal" style:font-weight-complex="normal"/>
    </style:style>
    <style:style style:name="T48" style:family="text">
      <style:text-properties style:font-name="Liberation Serif1" officeooo:rsid="000c22e9"/>
    </style:style>
    <style:style style:name="T49" style:family="text">
      <style:text-properties style:font-name="Liberation Serif1" fo:font-weight="bold"/>
    </style:style>
    <style:style style:name="T50" style:family="text">
      <style:text-properties style:font-name="Liberation Serif1" fo:font-weight="bold" style:font-weight-asian="bold" style:font-weight-complex="bold"/>
    </style:style>
    <style:style style:name="T51" style:family="text">
      <style:text-properties style:font-name="Liberation Serif1" officeooo:rsid="000d31d5"/>
    </style:style>
    <style:style style:name="T52" style:family="text">
      <style:text-properties style:font-name="Liberation Serif1" style:text-underline-style="none" officeooo:rsid="000c797e"/>
    </style:style>
    <style:style style:name="T53" style:family="text">
      <style:text-properties style:font-name="Liberation Serif1" officeooo:rsid="002285fd"/>
    </style:style>
    <style:style style:name="T54" style:family="text">
      <style:text-properties officeooo:rsid="00082018"/>
    </style:style>
    <style:style style:name="T55" style:family="text">
      <style:text-properties fo:color="#c9211e" style:font-name="Liberation Serif1" officeooo:rsid="0007db49"/>
    </style:style>
    <style:style style:name="T56" style:family="text">
      <style:text-properties fo:color="#00a933" style:font-name="Liberation Serif1"/>
    </style:style>
    <style:style style:name="T57" style:family="text">
      <style:text-properties fo:color="#00a933" style:font-name="Liberation Serif1" fo:font-size="12pt" fo:font-weight="normal" officeooo:rsid="000872bc" style:font-size-asian="12pt" style:font-weight-asian="normal" style:font-size-complex="12pt" style:font-weight-complex="normal"/>
    </style:style>
    <style:style style:name="T58" style:family="text">
      <style:text-properties fo:color="#00a933" style:font-name="Liberation Serif1" officeooo:rsid="000b56c1"/>
    </style:style>
    <style:style style:name="T59" style:family="text">
      <style:text-properties fo:color="#00a933" style:font-name="Liberation Serif1" officeooo:rsid="000c22e9"/>
    </style:style>
    <style:style style:name="T60" style:family="text">
      <style:text-properties fo:color="#00a933" style:font-name="Liberation Serif1" officeooo:rsid="000c797e"/>
    </style:style>
    <style:style style:name="T61" style:family="text">
      <style:text-properties fo:color="#ff0000" style:font-name="Liberation Serif1"/>
    </style:style>
    <style:style style:name="T62" style:family="text">
      <style:text-properties fo:color="#ff0000" style:font-name="Liberation Serif1" officeooo:rsid="00082018"/>
    </style:style>
    <style:style style:name="T63" style:family="text">
      <style:text-properties fo:color="#ff0000" style:font-name="Liberation Serif1" officeooo:rsid="00099913"/>
    </style:style>
    <style:style style:name="T64" style:family="text">
      <style:text-properties fo:color="#ff0000" style:font-name="Liberation Serif1" style:text-underline-style="none" officeooo:rsid="000c797e"/>
    </style:style>
    <style:style style:name="T65" style:family="text">
      <style:text-properties fo:color="#ff4000" style:font-name="Liberation Serif1"/>
    </style:style>
    <style:style style:name="T66" style:family="text">
      <style:text-properties fo:color="#ff4000" style:font-name="Liberation Serif1" fo:font-weight="normal" officeooo:rsid="000b56c1" style:font-weight-asian="normal" style:font-weight-complex="normal"/>
    </style:style>
    <style:style style:name="T67" style:family="text">
      <style:text-properties fo:color="#ff4000" style:font-name="Liberation Serif1" officeooo:rsid="000b56c1"/>
    </style:style>
    <style:style style:name="T68" style:family="text">
      <style:text-properties officeooo:rsid="000573e5"/>
    </style:style>
    <style:style style:name="T69" style:family="text">
      <style:text-properties officeooo:rsid="001b9380"/>
    </style:style>
    <style:style style:name="T70" style:family="text">
      <style:text-properties officeooo:rsid="00270678"/>
    </style:style>
    <style:style style:name="T71" style:family="text">
      <style:text-properties officeooo:rsid="00285f5a"/>
    </style:style>
    <style:style style:name="T72" style:family="text">
      <style:text-properties officeooo:rsid="0029a2db"/>
    </style:style>
    <style:style style:name="T73" style:family="text">
      <style:text-properties officeooo:rsid="002b3c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E L<text:span text:style-name="T1">É</text:span>A, NICOLAS &amp; MATHILDE </text:p>
      <text:p text:style-name="P2"/>
      <text:p text:style-name="P2"/>
      <text:p text:style-name="P4">Si tu t’ennuies viens ici. <text:span text:style-name="T69">com</text:span></text:p>
      <text:p text:style-name="P3"/>
      <text:p text:style-name="P3"/>
      <text:p text:style-name="P3">QUIZ : <text:span text:style-name="T19">vraie faux </text:span></text:p>
      <text:p text:style-name="P7"/>
      <text:p text:style-name="P5">nom : <text:span text:style-name="T3">QuizLand</text:span></text:p>
      <text:p text:style-name="P8"/>
      <text:p text:style-name="P6"><text:span text:style-name="T3">- e</text:span><text:span text:style-name="T2">xplorez par catégories</text:span></text:p>
      <text:p text:style-name="P9">- nouveaux quiz</text:p>
      <text:p text:style-name="P9">- quiz populaires</text:p>
      <text:p text:style-name="P9">- thèmes 1à1</text:p>
      <text:p text:style-name="P9"/>
      <text:p text:style-name="P6">catégories : </text:p>
      <text:p text:style-name="P6"/>
      <text:list xml:id="list2731559132" text:style-name="L1">
        <text:list-item>
          <text:p text:style-name="P19">films</text:p>
          <text:list>
            <text:list-item>
              <text:p text:style-name="P19">disney</text:p>
              <text:list>
                <text:list-item>
                  <text:p text:style-name="P19">pocahontas</text:p>
                  <text:list>
                    <text:list-item>
                      <text:p text:style-name="P38"><text:span text:style-name="T15">Irene Bedard </text:span><text:span text:style-name="T16">est principalement connue pour avoir tenu le rôle de Pocahontas </text:span><text:span text:style-name="T18">(vrai)</text:span></text:p>
                    </text:list-item>
                    <text:list-item>
                      <text:p text:style-name="P39"><text:span text:style-name="T17">Pocahontas est née </text:span><text:span text:style-name="T24">en 1995</text:span> <text:span text:style-name="T25">(vrai)</text:span></text:p>
                    </text:list-item>
                  </text:list>
                </text:list-item>
                <text:list-item>
                  <text:p text:style-name="P22"><text:span text:style-name="T9">V</text:span><text:span text:style-name="T5">aiana</text:span></text:p>
                  <text:list>
                    <text:list-item>
                      <text:p text:style-name="P24"><text:span text:style-name="T23">Tala a dit « </text:span><text:span text:style-name="T5">Si on te reproche quoi que ce soit, tu dis que c’est le cochon ! »</text:span><text:span text:style-name="T11">(vrai)</text:span></text:p>
                    </text:list-item>
                    <text:list-item>
                      <text:p text:style-name="P24"><text:span text:style-name="T10">Le film Vaiana est tourné à </text:span><text:span text:style-name="T5">L'île de Motunui </text:span><text:span text:style-name="T11">(vrai)</text:span></text:p>
                    </text:list-item>
                  </text:list>
                </text:list-item>
                <text:list-item>
                  <text:p text:style-name="P20">Stitch</text:p>
                  <text:list>
                    <text:list-item>
                      <text:p text:style-name="P20">La saga Lilo et Stich compte 7 films.<text:span text:style-name="T25">(vrai)</text:span></text:p>
                    </text:list-item>
                    <text:list-item>
                      <text:p text:style-name="P23">Angel est la sœur de Stitch.<text:span text:style-name="T25">(faux </text:span><text:span text:style-name="T26">c’est sa copine</text:span><text:span text:style-name="T25">)</text:span></text:p>
                    </text:list-item>
                  </text:list>
                </text:list-item>
                <text:list-item>
                  <text:p text:style-name="P21">Cendrillon </text:p>
                  <text:list>
                    <text:list-item>
                      <text:p text:style-name="P25"><text:span text:style-name="T22">Cendrillon est sorti en </text:span><text:span text:style-name="T5">décembre 195</text:span><text:span text:style-name="T7">1.</text:span><text:span text:style-name="T12">(faux en 1950)</text:span></text:p>
                    </text:list-item>
                    <text:list-item>
                      <text:p text:style-name="P27"><text:span text:style-name="T7">J</text:span><text:span text:style-name="T5">avotte est la mère de Cendrillon.</text:span><text:span text:style-name="T12">(faux c’est sa demie-sœur )</text:span></text:p>
                    </text:list-item>
                  </text:list>
                </text:list-item>
                <text:list-item>
                  <text:p text:style-name="P19">le roi lion </text:p>
                  <text:list>
                    <text:list-item>
                      <text:p text:style-name="P26"><text:span text:style-name="T20">Zazu a dit :</text:span><text:span text:style-name="T21">« </text:span><text:span text:style-name="T5">Quand le monde te persécute, tu te dois de persécuter le monde.  </text:span><text:span text:style-name="T12">(faux c’est timon)</text:span></text:p>
                    </text:list-item>
                    <text:list-item>
                      <text:p text:style-name="P28"><text:span text:style-name="T5">Rayane Bensetti </text:span><text:span text:style-name="T8">ne </text:span><text:span text:style-name="T6"><text:s/>fait </text:span><text:span text:style-name="T8">pas</text:span><text:span text:style-name="T6"> la voix française de Symba dans l</text:span><text:span text:style-name="T13">e Roi lion.</text:span><text:span text:style-name="T14"> </text:span><text:span text:style-name="T4">(faux il le fait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68567185" text:style-name="L2">
        <text:list-item>
          <text:p text:style-name="P40"><text:span text:style-name="T68">Harry </text:span><text:span text:style-name="T54">P</text:span><text:span text:style-name="T68">otter </text:span><text:span text:style-name="T35"> :</text:span></text:p>
        </text:list-item>
      </text:list>
      <text:p text:style-name="P14">catégorie facile :</text:p>
      <text:list xml:id="list94195234" text:style-name="L3">
        <text:list-item>
          <text:p text:style-name="P41"><text:span text:style-name="T47">Un moldu</text:span><text:span text:style-name="T36"> est un sorcier qui est né d’humain(</text:span><text:span text:style-name="T55">faux</text:span><text:span text:style-name="T36">)c’est un humain </text:span><text:span text:style-name="T37">sans magie</text:span></text:p>
        </text:list-item>
        <text:list-item>
          <text:p text:style-name="P41"><text:span text:style-name="T36">Les mangemorts sont des sorciers cannibalismes(</text:span><text:span text:style-name="T55">faux</text:span><text:span text:style-name="T36">)Ce sont des sorciers partisans de Lord </text:span><text:span text:style-name="T38">V</text:span><text:span text:style-name="T36">oldemort</text:span></text:p>
        </text:list-item>
        <text:list-item>
          <text:p text:style-name="P45"><text:span text:style-name="T39">James et Lily Potter étaient les parents d’</text:span><text:span text:style-name="T27">Harry Potter(</text:span><text:span text:style-name="T56">vrai</text:span><text:span text:style-name="T27">)</text:span><text:span text:style-name="T39">Lily et James ont donnés naissance </text:span><text:span text:style-name="T27">le 31 juillet 1980 </text:span><text:span text:style-name="T39">à Harry Potter</text:span><text:span text:style-name="T27"> <text:s/></text:span></text:p>
        </text:list-item>
        <text:list-item>
          <text:p text:style-name="P45"><text:span text:style-name="T39">Hermione Granger est une sorcière de sang pur</text:span><text:span text:style-name="T38">(</text:span><text:span text:style-name="T62">faux</text:span><text:span text:style-name="T38">)</text:span><text:span text:style-name="T39">Ces deux parents sont des moldus</text:span></text:p>
        </text:list-item>
        <text:list-item>
          <text:p text:style-name="P46"><text:span text:style-name="T27">Poudlard est la même école que Hogwarts(</text:span><text:span text:style-name="T56">vrai</text:span><text:span text:style-name="T27">)l’un est le nom français l’autre est le nom anglais</text:span></text:p>
        </text:list-item>
      </text:list>
      <text:p text:style-name="P11"/>
      <text:p text:style-name="P15">catégorie difficiles :</text:p>
      <text:list xml:id="list2913525437" text:style-name="L4">
        <text:list-item>
          <text:p text:style-name="P42"><text:soft-page-break/><text:span text:style-name="T40">Hermione </text:span><text:span text:style-name="T41">et Ron </text:span><text:span text:style-name="T40">détruit l’Horcruxe de la Coupe de Helga Poufsouffle avec l</text:span><text:span text:style-name="T41">e crochet du Basilic</text:span><text:span text:style-name="T40">.</text:span><text:span text:style-name="T41">(</text:span><text:span text:style-name="T57">vrai</text:span><text:span text:style-name="T41">)Hermione et Ron sont allés chercher le crochet dans la chambre des secrets</text:span></text:p>
        </text:list-item>
        <text:list-item>
          <text:p text:style-name="P47"><text:span text:style-name="T38">Andromeda Tonks </text:span><text:span text:style-name="T42">est reniée de sa famille parce qu’elle </text:span><text:span text:style-name="T43">s’était</text:span><text:span text:style-name="T42"> mari</text:span><text:span text:style-name="T43">ée</text:span><text:span text:style-name="T42"> avec </text:span><text:span text:style-name="T43">le</text:span><text:span text:style-name="T42"> moldu </text:span><text:span text:style-name="T43">Ted Tonks </text:span><text:span text:style-name="T42">(</text:span><text:span text:style-name="T63">faux</text:span><text:span text:style-name="T43">) </text:span><text:span text:style-name="T38">Andromeda Tonks </text:span><text:span text:style-name="T43">était une Black avant de se mariée avec le sorcier Ted Tonks qui est né de parents moldu </text:span></text:p>
        </text:list-item>
        <text:list-item>
          <text:p text:style-name="P48"><text:span text:style-name="T44">Ignotus Peverell</text:span><text:span text:style-name="T50"> </text:span><text:span text:style-name="T27">n’est pas le frère qui demande à La Mort la pierre de résurrection(</text:span><text:span text:style-name="T56">vrai</text:span><text:span text:style-name="T27">)Il est d’ailleurs l’ancêtre d’Harry Potter,il demanda à La Mort la cape invisibilité </text:span></text:p>
        </text:list-item>
        <text:list-item>
          <text:p text:style-name="P48"><text:span text:style-name="T27">Avant d’être professeur de défense contre les force du mal Albus Dumbeldore était professeur de métamorphose (</text:span><text:span text:style-name="T61">faux</text:span><text:span text:style-name="T27">) Il a été d’abord professeur de métamorphose ensuite directeur de Poudlard </text:span></text:p>
        </text:list-item>
        <text:list-item>
          <text:p text:style-name="P42"><text:span text:style-name="T39">La devise de Poudlard est </text:span><text:span text:style-name="T27">Ne chatouillez jamais un dragon qui dort </text:span><text:span text:style-name="T39">(</text:span><text:span text:style-name="T58">vrai</text:span><text:span text:style-name="T39">)  « Draco dormiens nunquam titillandus » qu’on traduit en <text:s/>Ne chatouillez jamais un dragon qui dort est bien la devise de l’école anglais</text:span></text:p>
        </text:list-item>
      </text:list>
      <text:p text:style-name="P12"/>
      <text:list xml:id="list1727030391" text:style-name="L5">
        <text:list-item>
          <text:p text:style-name="P49">Les animaux fantastiques :</text:p>
        </text:list-item>
      </text:list>
      <text:p text:style-name="P12">catégorie facile :</text:p>
      <text:list xml:id="list3338774818" text:style-name="L6">
        <text:list-item>
          <text:p text:style-name="P43"><text:span text:style-name="T39">Nobert dragonneau déteste les animaux(</text:span><text:span text:style-name="T67">faux</text:span><text:span text:style-name="T39">)Il en fera son métier </text:span></text:p>
        </text:list-item>
        <text:list-item>
          <text:p text:style-name="P43"><text:span text:style-name="T39">Porpentina Goldstein a passée ses études à l’école de </text:span><text:span text:style-name="T45">Beauxb</text:span><text:span text:style-name="T44">â</text:span><text:span text:style-name="T45">tons(</text:span><text:span text:style-name="T66">faux</text:span><text:span text:style-name="T45">)Elle est américaine donc ses études était </text:span><text:span text:style-name="T46">à l’école de magie américaine Ilvermorny </text:span></text:p>
        </text:list-item>
        <text:list-item>
          <text:p text:style-name="P43"><text:span text:style-name="T48">No</text:span><text:span text:style-name="T53">r</text:span><text:span text:style-name="T48">bert dragonneau est l’auteur de « Les animaux fantastiques:vie et habitas »(</text:span><text:span text:style-name="T59">vrai</text:span><text:span text:style-name="T48">)il sort son livre le </text:span><text:span text:style-name="T27">19 mars 1927 </text:span></text:p>
        </text:list-item>
        <text:list-item>
          <text:p text:style-name="P60"><text:span text:style-name="T27">Jacob Kowalski est sorcier sans pouvoirs (</text:span><text:span text:style-name="T65">faux</text:span><text:span text:style-name="T27">)C’est un moldu</text:span></text:p>
        </text:list-item>
        <text:list-item>
          <text:p text:style-name="P60"><text:span text:style-name="T27">Nobert dragonneau a une valise qui lui sert de maison(</text:span><text:span text:style-name="T56">vrai</text:span><text:span text:style-name="T27">)Elle y renferme même des animaux </text:span></text:p>
        </text:list-item>
      </text:list>
      <text:p text:style-name="P13"/>
      <text:p text:style-name="P13">catégorie difficile :</text:p>
      <text:list xml:id="list616734000" text:style-name="L7">
        <text:list-item>
          <text:p text:style-name="P61"><text:span text:style-name="T44">les No-Maj</text:span><text:span text:style-name="T50"> </text:span><text:span text:style-name="T27">sont des moldus(</text:span><text:span text:style-name="T56">vrai</text:span><text:span text:style-name="T27">)No-Maj est le terme américain pour les moldus</text:span></text:p>
        </text:list-item>
        <text:list-item>
          <text:p text:style-name="P62"><text:span text:style-name="T27">Jacob Kowalski </text:span><text:span text:style-name="T37">se fait attaquer par un murlap(</text:span><text:span text:style-name="T60">vrai</text:span><text:span text:style-name="T37">)Se qui va lui valoir une belle morsure au niveau de cou</text:span></text:p>
        </text:list-item>
        <text:list-item>
          <text:p text:style-name="P44"><text:span text:style-name="T52">Les animaux magiques sont classés en fonctions de leur alimentations(</text:span><text:span text:style-name="T64">faux</text:span><text:span text:style-name="T52">) ils sont classées en fonction de leur agressivité</text:span></text:p>
        </text:list-item>
        <text:list-item>
          <text:p text:style-name="P63"><text:span text:style-name="T49">XXX</text:span><text:span text:style-name="T27"> <text:s/></text:span><text:span text:style-name="T51">est la catégorie pour les animaux dangereux(faux) c’est la catégorie pour les animaux dont un sorcier compétant peut se charger </text:span></text:p>
          <text:p text:style-name="P50">l’oiseau tonnerd vient d’amerique du nord(vrai) Norbert en ramène un justement </text:p>
        </text:list-item>
      </text:list>
      <text:p text:style-name="P16"/>
      <text:p text:style-name="P16"/>
      <text:p text:style-name="P10"><text:span text:style-name="T29">b</text:span><text:span text:style-name="T28">lind test : <text:s/></text:span><text:span text:style-name="T30">50 nuances de musique</text:span></text:p>
      <text:p text:style-name="P17"/>
      <text:list xml:id="list847740706" text:style-name="L8">
        <text:list-item>
          <text:p text:style-name="P29"><text:span text:style-name="T28">blind test musique 2021</text:span><text:span text:style-name="T30"> <text:s/></text:span></text:p>
          <text:list>
            <text:list-item>
              <text:p text:style-name="P30"><text:span text:style-name="T30">e</text:span><text:span text:style-name="T28">d sheeran : bad habits</text:span></text:p>
            </text:list-item>
            <text:list-item>
              <text:p text:style-name="P51">coldplay and BTS : my universe</text:p>
            </text:list-item>
            <text:list-item>
              <text:p text:style-name="P52">naps:La kiffance</text:p>
            </text:list-item>
            <text:list-item>
              <text:p text:style-name="P52">the weeknd : take me breath</text:p>
            </text:list-item>
            <text:list-item>
              <text:p text:style-name="P52">soprano : dingue</text:p>
            </text:list-item>
            <text:list-item>
              <text:p text:style-name="P52">Bad Bunny x Jhay Cortez : DAKITI</text:p>
            </text:list-item>
            <text:list-item>
              <text:p text:style-name="P52">Tayc : le temps</text:p>
            </text:list-item>
            <text:list-item>
              <text:p text:style-name="P52">BTS : butter</text:p>
            </text:list-item>
            <text:list-item>
              <text:p text:style-name="P52">Shakira : Don’t wait up</text:p>
            </text:list-item>
            <text:list-item>
              <text:p text:style-name="P52"><text:s/>ima<text:span text:style-name="T70">g</text:span>ine dragons: follow you</text:p>
            </text:list-item>
          </text:list>
        </text:list-item>
        <text:list-item>
          <text:p text:style-name="P53">année 80</text:p>
          <text:list>
            <text:list-item>
              <text:p text:style-name="P31"><text:span text:style-name="T30"><text:s/></text:span><text:span text:style-name="T31">cookie dingler: femme liberée</text:span></text:p>
            </text:list-item>
            <text:list-item>
              <text:p text:style-name="P53">a-ha : take on me</text:p>
            </text:list-item>
            <text:list-item>
              <text:p text:style-name="P53"><text:soft-page-break/>Queen: i want to break free</text:p>
            </text:list-item>
            <text:list-item>
              <text:p text:style-name="P53">Wham!:wake me up</text:p>
            </text:list-item>
            <text:list-item>
              <text:p text:style-name="P53">Téléphone : ça</text:p>
            </text:list-item>
            <text:list-item>
              <text:p text:style-name="P54">Wham !: Last Christmas</text:p>
            </text:list-item>
            <text:list-item>
              <text:p text:style-name="P54">images : Les Démons de Minuit</text:p>
            </text:list-item>
            <text:list-item>
              <text:p text:style-name="P54">Gilbert Montag<text:span text:style-name="T71">n</text:span>é : Les sunlights des tropiques</text:p>
            </text:list-item>
            <text:list-item>
              <text:p text:style-name="P54">Peter et Sloane : Besoin de rien envie de toi</text:p>
            </text:list-item>
            <text:list-item>
              <text:p text:style-name="P54">Toto : Africa</text:p>
            </text:list-item>
          </text:list>
        </text:list-item>
        <text:list-item>
          <text:p text:style-name="P54">toutes générations</text:p>
          <text:list>
            <text:list-item>
              <text:p text:style-name="P54">PSY : Gangnam Style</text:p>
            </text:list-item>
            <text:list-item>
              <text:p text:style-name="P32"><text:span text:style-name="T30"><text:s/></text:span><text:span text:style-name="T32">Madonna : la isla bonita</text:span></text:p>
            </text:list-item>
            <text:list-item>
              <text:p text:style-name="P34"><text:span text:style-name="T32">S</text:span><text:span text:style-name="T28">tromae : tous les mêmes</text:span></text:p>
            </text:list-item>
            <text:list-item>
              <text:p text:style-name="P55">indochine : j’ai demand<text:span text:style-name="T72">é</text:span> à la lune</text:p>
            </text:list-item>
            <text:list-item>
              <text:p text:style-name="P56">Squeezie : time time</text:p>
            </text:list-item>
            <text:list-item>
              <text:p text:style-name="P56">Thierry Hazard : le jerk</text:p>
            </text:list-item>
            <text:list-item>
              <text:p text:style-name="P56">ilona : un monde parfait</text:p>
            </text:list-item>
            <text:list-item>
              <text:p text:style-name="P56">amel bent : Ma philosophie</text:p>
            </text:list-item>
            <text:list-item>
              <text:p text:style-name="P56">britney spears : o<text:span text:style-name="T73">o</text:span>ps i did it again</text:p>
            </text:list-item>
            <text:list-item>
              <text:p text:style-name="P56">zebda : tomber la chemise</text:p>
            </text:list-item>
          </text:list>
        </text:list-item>
        <text:list-item>
          <text:p text:style-name="P35"><text:span text:style-name="T33">d</text:span><text:span text:style-name="T28">isney</text:span></text:p>
          <text:list>
            <text:list-item>
              <text:p text:style-name="P56">la belle et la bête-c’est la fête</text:p>
            </text:list-item>
            <text:list-item>
              <text:p text:style-name="P56">la petite sirène sous l’océan</text:p>
            </text:list-item>
            <text:list-item>
              <text:p text:style-name="P57">ala<text:span text:style-name="T73">d</text:span>din ce rêve bleu</text:p>
            </text:list-item>
            <text:list-item>
              <text:p text:style-name="P33"><text:span text:style-name="T34">raiponse j’ai un rêve</text:span><text:span text:style-name="T30"> </text:span></text:p>
            </text:list-item>
            <text:list-item>
              <text:p text:style-name="P36"><text:span text:style-name="T30">l</text:span><text:span text:style-name="T28">e roi lion je voudrais déjà être roi </text:span></text:p>
            </text:list-item>
            <text:list-item>
              <text:p text:style-name="P57">cendrillon les harpies </text:p>
            </text:list-item>
            <text:list-item>
              <text:p text:style-name="P58">la reine des neiges libérée délivrée</text:p>
            </text:list-item>
            <text:list-item>
              <text:p text:style-name="P58">Hercule de zéro en Héros</text:p>
            </text:list-item>
            <text:list-item>
              <text:p text:style-name="P58">Vaiana le bleu lumière</text:p>
            </text:list-item>
            <text:list-item>
              <text:p text:style-name="P58">Rebelle touche le ciel </text:p>
            </text:list-item>
          </text:list>
        </text:list-item>
        <text:list-item>
          <text:p text:style-name="P37"><text:span text:style-name="T30">c</text:span><text:span text:style-name="T28">ris d’animaux</text:span></text:p>
          <text:list>
            <text:list-item>
              <text:p text:style-name="P58">âne commun <text:s text:c="94"/></text:p>
            </text:list-item>
            <text:list-item>
              <text:p text:style-name="P58">baleine </text:p>
            </text:list-item>
            <text:list-item>
              <text:p text:style-name="P58">koala</text:p>
            </text:list-item>
            <text:list-item>
              <text:p text:style-name="P59">Gibbon</text:p>
            </text:list-item>
            <text:list-item>
              <text:p text:style-name="P59">paon</text:p>
            </text:list-item>
            <text:list-item>
              <text:p text:style-name="P59">chameau</text:p>
            </text:list-item>
            <text:list-item>
              <text:p text:style-name="P59">renard</text:p>
            </text:list-item>
            <text:list-item>
              <text:p text:style-name="P59">Hyène</text:p>
            </text:list-item>
            <text:list-item>
              <text:p text:style-name="P59">lama</text:p>
            </text:list-item>
            <text:list-item>
              <text:p text:style-name="P59">hérisson</text:p>
            </text:list-item>
            <text:list-item>
              <text:p text:style-name="P59">cochon</text:p>
            </text:list-item>
          </text:list>
          <text:p text:style-name="P58"/>
        </text:list-item>
      </text:list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Liberation Serif1" svg:font-family="'Liberation Serif'" style:font-family-generic="roman"/>
    <style:font-face style:name="Lucida Handwriting1" svg:font-family="'Lucida Handwriting'" style:font-family-generic="scrip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8T11:04:33.186000000</meta:creation-date>
    <dc:date>2022-03-27T16:48:32.307000000</dc:date>
    <meta:editing-duration>PT3H47M16S</meta:editing-duration>
    <meta:editing-cycles>25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110" meta:word-count="895" meta:character-count="4823" meta:non-whitespace-character-count="4005"/>
  </office:meta>
</office:document-meta>
</file>